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font-weight="bold" officeooo:rsid="0020bc9e" officeooo:paragraph-rsid="0020bc9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bc9e" officeooo:paragraph-rsid="0020bc9e" style:font-name-asian="Webdings" style:font-size-asian="7pt" style:font-name-complex="Webdings" style:font-size-complex="7pt"/>
    </style:style>
    <style:style style:name="P10" style:family="paragraph">
      <style:paragraph-properties fo:text-align="center"/>
    </style:style>
    <style:style style:name="T1" style:family="text">
      <style:text-properties officeooo:rsid="001ed82f"/>
    </style:style>
    <style:style style:name="T2" style:family="text">
      <style:text-properties officeooo:rsid="0021bf76"/>
    </style:style>
    <style:style style:name="T3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0"><text:span text:style-name="T3">Iowa Scaled Engineering, LLC</text:span></text:p>
          <text:p text:style-name="P10"><text:span text:style-name="T3"/></text:p>
          <text:p text:style-name="P10"><text:span text:style-name="T3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DCC Power Adapter</text:p>
      <text:p text:style-name="P2"/>
      <text:p text:style-name="P9">Powers accessories from the DCC track bus.</text:p>
      <text:p text:style-name="P9">Output = 14V - 16V (depends on DCC track voltage) @ 1A</text:p>
      <text:p text:style-name="P5"/>
      <text:p text:style-name="P4"/>
      <text:p text:style-name="P6">CKT-<text:span text:style-name="T2">DCCPWR</text:span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15T21:02:10.448410484</dc:date>
    <meta:editing-duration>PT33M58S</meta:editing-duration>
    <meta:editing-cycles>19</meta:editing-cycles>
    <meta:printed-by>Michael Petersen</meta:printed-by>
    <meta:print-date>2013-04-28T09:34:21</meta:print-date>
    <meta:document-statistic meta:table-count="0" meta:image-count="1" meta:object-count="0" meta:page-count="1" meta:paragraph-count="4" meta:word-count="23" meta:character-count="123" meta:non-whitespace-character-count="104"/>
  </office:meta>
</office:document-meta>
</file>